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73.19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60.86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101.7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65pt"/>
    </style:style>
    <style:style style:name="co12" style:family="table-column">
      <style:table-column-properties fo:break-before="auto" style:column-width="108.65pt"/>
    </style:style>
    <style:style style:name="co13" style:family="table-column">
      <style:table-column-properties fo:break-before="auto" style:column-width="99.35pt"/>
    </style:style>
    <style:style style:name="ro2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22"/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 style:data-style-name="N2"/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389.59pt" svg:height="451.02pt" svg:x="393.34pt" svg:y="17.72pt">
            <loext:p draw:notify-on-update-of-ranges="Coordinates.D2:Coordinates.D2 Coordinates.A1:Coordinates.A1 Coordinates.C2:Coordinates.C2 Coordinates.D3:Coordinates.D7 Coordinates.A1:Coordinates.A1 Coordinates.C3:Coordinates.C7 Coordinates.D8:Coordinates.D12 Coordinates.A1:Coordinates.A1 Coordinates.C8:Coordinates.C12 Coordinates.C20:Coordinates.C26 Coordinates.B20:Coordinates.B26 Coordinates.C29:Coordinates.C35 Coordinates.B29:Coordinates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12"/>
        <table:table-column table:style-name="co10" table:number-columns-repeated="2" table:default-cell-style-name="ce14"/>
        <table:table-column table:style-name="co10" table:default-cell-style-name="ce16"/>
        <table:table-column table:style-name="co10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Belt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12" office:value-type="string" calcext:value-type="string">
            <text:p>Both</text:p>
          </table:table-cell>
          <table:table-cell table:style-name="ce15" table:formula="of:=20-18+5/8" office:value-type="float" office:value="2.625" calcext:value-type="float">
            <text:p>2.625</text:p>
          </table:table-cell>
          <table:table-cell table:style-name="ce1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12" office:value-type="string" calcext:value-type="string">
            <text:p>Single</text:p>
          </table:table-cell>
          <table:table-cell table:style-name="ce15" table:formula="of:=-(63+7/8)/2" office:value-type="float" office:value="-31.9375" calcext:value-type="float">
            <text:p>-31.938</text:p>
          </table:table-cell>
          <table:table-cell table:style-name="ce1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12" office:value-type="string" calcext:value-type="string">
            <text:p>Single</text:p>
          </table:table-cell>
          <table:table-cell table:style-name="ce15" table:formula="of:=(63+7/8)/2" office:value-type="float" office:value="31.9375" calcext:value-type="float">
            <text:p>31.938</text:p>
          </table:table-cell>
          <table:table-cell table:style-name="ce1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12" office:value-type="string" calcext:value-type="string">
            <text:p>Single</text:p>
          </table:table-cell>
          <table:table-cell table:style-name="ce15" table:formula="of:=-20+10.25" office:value-type="float" office:value="-9.75" calcext:value-type="float">
            <text:p>-9.750</text:p>
          </table:table-cell>
          <table:table-cell table:style-name="ce15" office:value-type="float" office:value="-13" calcext:value-type="float">
            <text:p>-13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12" office:value-type="string" calcext:value-type="string">
            <text:p>Single</text:p>
          </table:table-cell>
          <table:table-cell table:style-name="ce15" table:formula="of:=20-9" office:value-type="float" office:value="11" calcext:value-type="float">
            <text:p>11.000</text:p>
          </table:table-cell>
          <table:table-cell table:style-name="ce15" table:formula="of:=-12.25" office:value-type="float" office:value="-12.25" calcext:value-type="float">
            <text:p>-12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12" office:value-type="string" calcext:value-type="string">
            <text:p>Single</text:p>
          </table:table-cell>
          <table:table-cell table:style-name="ce15" table:formula="of:=-20+7+7/8" office:value-type="float" office:value="-12.125" calcext:value-type="float">
            <text:p>-12.125</text:p>
          </table:table-cell>
          <table:table-cell table:style-name="ce15" table:formula="of:=-15.25+6" office:value-type="float" office:value="-9.25" calcext:value-type="float">
            <text:p>-9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12" office:value-type="string" calcext:value-type="string">
            <text:p>Double</text:p>
          </table:table-cell>
          <table:table-cell table:style-name="ce15" table:formula="of:=(63+7/8)/2" office:value-type="float" office:value="31.9375" calcext:value-type="float">
            <text:p>31.938</text:p>
          </table:table-cell>
          <table:table-cell table:style-name="ce1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12" office:value-type="string" calcext:value-type="string">
            <text:p>Double</text:p>
          </table:table-cell>
          <table:table-cell table:style-name="ce15" table:formula="of:=-(63+7/8)/2" office:value-type="float" office:value="-31.9375" calcext:value-type="float">
            <text:p>-31.938</text:p>
          </table:table-cell>
          <table:table-cell table:style-name="ce1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12" office:value-type="string" calcext:value-type="string">
            <text:p>Double</text:p>
          </table:table-cell>
          <table:table-cell table:style-name="ce15" table:formula="of:=20-19.5" office:value-type="float" office:value="0.5" calcext:value-type="float">
            <text:p>0.500</text:p>
          </table:table-cell>
          <table:table-cell table:style-name="ce15" table:formula="of:=-15.25+(8+3/8)" office:value-type="float" office:value="-6.875" calcext:value-type="float">
            <text:p>-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12" office:value-type="string" calcext:value-type="string">
            <text:p>Double</text:p>
          </table:table-cell>
          <table:table-cell table:style-name="ce15" table:formula="of:=20-(26+3/8)" office:value-type="float" office:value="-6.375" calcext:value-type="float">
            <text:p>-6.375</text:p>
          </table:table-cell>
          <table:table-cell table:style-name="ce15" table:formula="of:=15.75-(10+7/8)" office:value-type="float" office:value="4.875" calcext:value-type="float">
            <text:p>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12" office:value-type="string" calcext:value-type="string">
            <text:p>Double</text:p>
          </table:table-cell>
          <table:table-cell table:style-name="ce15" table:formula="of:=20-(6+3/8)" office:value-type="float" office:value="13.625" calcext:value-type="float">
            <text:p>13.625</text:p>
          </table:table-cell>
          <table:table-cell table:style-name="ce1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3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3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pan</text:p>
          </table:table-cell>
          <table:table-cell table:style-name="ce8" office:value-type="string" calcext:value-type="string">
            <text:p>Deflection</text:p>
          </table:table-cell>
          <table:table-cell table:style-name="ce8" office:value-type="string" calcext:value-type="string">
            <text:p>1/16th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1]-[.B20])^2+([.C21]-[.C20])^2)" office:value-type="float" office:value="39.4317547320684" calcext:value-type="float">
            <text:p>39.43</text:p>
          </table:table-cell>
          <table:table-cell table:style-name="ce17" table:formula="of:=[.D20]/64" office:value-type="float" office:value="0.616121167688569" calcext:value-type="float">
            <text:p>0.6161</text:p>
          </table:table-cell>
          <table:table-cell table:style-name="ce18" table:formula="of:=[.E20]*16" office:value-type="float" office:value="9.85793868301711" calcext:value-type="float">
            <text:p>10</text:p>
          </table:table-cell>
        </table:table-row>
        <table:table-row table:style-name="ro1">
          <table:table-cell office:value-type="string" calcext:value-type="string">
            <text:p>Rotor 2</text:p>
          </table:table-cell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formula="of:=SQRT(([.B22]-[.B21])^2+([.C22]-[.C21])^2)" office:value-type="float" office:value="25.2565740204407" calcext:value-type="float">
            <text:p>25.26</text:p>
          </table:table-cell>
          <table:table-cell table:style-name="ce17" table:formula="of:=[.D21]/64" office:value-type="float" office:value="0.394633969069386" calcext:value-type="float">
            <text:p>0.3946</text:p>
          </table:table-cell>
          <table:table-cell table:style-name="ce18" table:formula="of:=[.E21]*16" office:value-type="float" office:value="6.31414350511017" calcext:value-type="float">
            <text:p>6</text:p>
          </table:table-cell>
        </table:table-row>
        <table:table-row table:style-name="ro1">
          <table:table-cell office:value-type="string" calcext:value-type="string">
            <text:p>Idler 2</text:p>
          </table:table-cell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formula="of:=SQRT(([.B23]-[.B22])^2+([.C23]-[.C22])^2)" office:value-type="float" office:value="20.7635497928461" calcext:value-type="float">
            <text:p>20.76</text:p>
          </table:table-cell>
          <table:table-cell table:style-name="ce17" table:formula="of:=[.D22]/64" office:value-type="float" office:value="0.324430465513221" calcext:value-type="float">
            <text:p>0.3244</text:p>
          </table:table-cell>
          <table:table-cell table:style-name="ce18" table:formula="of:=[.E22]*16" office:value-type="float" office:value="5.19088744821153" calcext:value-type="float">
            <text:p>5</text:p>
          </table:table-cell>
        </table:table-row>
        <table:table-row table:style-name="ro1">
          <table:table-cell office:value-type="string" calcext:value-type="string">
            <text:p>Idler 1</text:p>
          </table:table-cell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formula="of:=SQRT(([.B24]-[.B23])^2+([.C24]-[.C23])^2)" office:value-type="float" office:value="25.9070604517379" calcext:value-type="float">
            <text:p>25.91</text:p>
          </table:table-cell>
          <table:table-cell table:style-name="ce17" table:formula="of:=[.D23]/64" office:value-type="float" office:value="0.404797819558404" calcext:value-type="float">
            <text:p>0.4048</text:p>
          </table:table-cell>
          <table:table-cell table:style-name="ce18" table:formula="of:=[.E23]*16" office:value-type="float" office:value="6.47676511293447" calcext:value-type="float">
            <text:p>6</text:p>
          </table:table-cell>
        </table:table-row>
        <table:table-row table:style-name="ro1">
          <table:table-cell office:value-type="string" calcext:value-type="string">
            <text:p>Rotor 1</text:p>
          </table:table-cell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formula="of:=SQRT(([.B25]-[.B24])^2+([.C25]-[.C24])^2)" office:value-type="float" office:value="26.1877983276563" calcext:value-type="float">
            <text:p>26.19</text:p>
          </table:table-cell>
          <table:table-cell table:style-name="ce17" table:formula="of:=[.D24]/64" office:value-type="float" office:value="0.40918434886963" calcext:value-type="float">
            <text:p>0.4092</text:p>
          </table:table-cell>
          <table:table-cell table:style-name="ce18" table:formula="of:=[.E24]*16" office:value-type="float" office:value="6.54694958191408" calcext:value-type="float">
            <text:p>7</text:p>
          </table:table-cell>
        </table:table-row>
        <table:table-row table:style-name="ro1">
          <table:table-cell office:value-type="string" calcext:value-type="string">
            <text:p>Tensioner 1</text:p>
          </table:table-cell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formula="of:=SQRT(([.B26]-[.B25])^2+([.C26]-[.C25])^2)" office:value-type="float" office:value="17.4104853464802" calcext:value-type="float">
            <text:p>17.41</text:p>
          </table:table-cell>
          <table:table-cell table:style-name="ce17" table:formula="of:=[.D25]/64" office:value-type="float" office:value="0.272038833538752" calcext:value-type="float">
            <text:p>0.2720</text:p>
          </table:table-cell>
          <table:table-cell table:style-name="ce18" table:formula="of:=[.E25]*16" office:value-type="float" office:value="4.35262133662004" calcext:value-type="float">
            <text:p>4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pan</text:p>
          </table:table-cell>
          <table:table-cell table:style-name="ce8" office:value-type="string" calcext:value-type="string">
            <text:p>Deflection</text:p>
          </table:table-cell>
          <table:table-cell table:style-name="ce8" office:value-type="string" calcext:value-type="string">
            <text:p>1/16ths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0]-[.B29])^2+([.C30]-[.C29])^2)" office:value-type="float" office:value="10.2355080479671" calcext:value-type="float">
            <text:p>10.24</text:p>
          </table:table-cell>
          <table:table-cell table:style-name="ce17" table:formula="of:=[.D29]/64" office:value-type="float" office:value="0.159929813249486" calcext:value-type="float">
            <text:p>0.1599</text:p>
          </table:table-cell>
          <table:table-cell table:style-name="ce18" table:formula="of:=[.E29]*16" office:value-type="float" office:value="2.55887701199178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Idler 4</text:p>
          </table:table-cell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formula="of:=SQRT(([.B31]-[.B30])^2+([.C31]-[.C30])^2)" office:value-type="float" office:value="33.4019671015047" calcext:value-type="float">
            <text:p>33.40</text:p>
          </table:table-cell>
          <table:table-cell table:style-name="ce17" table:formula="of:=[.D30]/64" office:value-type="float" office:value="0.52190573596101" calcext:value-type="float">
            <text:p>0.5219</text:p>
          </table:table-cell>
          <table:table-cell table:style-name="ce18" table:formula="of:=[.E30]*16" office:value-type="float" office:value="8.35049177537617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Rotor 4</text:p>
          </table:table-cell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2]-[.B31])^2+([.C32]-[.C31])^2)" office:value-type="float" office:value="46.4516297480508" calcext:value-type="float">
            <text:p>46.45</text:p>
          </table:table-cell>
          <table:table-cell table:style-name="ce17" table:formula="of:=[.D31]/64" office:value-type="float" office:value="0.725806714813294" calcext:value-type="float">
            <text:p>0.7258</text:p>
          </table:table-cell>
          <table:table-cell table:style-name="ce18" table:formula="of:=[.E31]*16" office:value-type="float" office:value="11.6129074370127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Idler 3</text:p>
          </table:table-cell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formula="of:=SQRT(([.B33]-[.B32])^2+([.C33]-[.C32])^2)" office:value-type="float" office:value="45.7589216027869" calcext:value-type="float">
            <text:p>45.76</text:p>
          </table:table-cell>
          <table:table-cell table:style-name="ce17" table:formula="of:=[.D32]/64" office:value-type="float" office:value="0.714983150043546" calcext:value-type="float">
            <text:p>0.7150</text:p>
          </table:table-cell>
          <table:table-cell table:style-name="ce18" table:formula="of:=[.E32]*16" office:value-type="float" office:value="11.4397304006967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Rotor 3</text:p>
          </table:table-cell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formula="of:=SQRT(([.B34]-[.B33])^2+([.C34]-[.C33])^2)" office:value-type="float" office:value="24.1538849100926" calcext:value-type="float">
            <text:p>24.15</text:p>
          </table:table-cell>
          <table:table-cell table:style-name="ce17" table:formula="of:=[.D33]/64" office:value-type="float" office:value="0.377404451720197" calcext:value-type="float">
            <text:p>0.3774</text:p>
          </table:table-cell>
          <table:table-cell table:style-name="ce18" table:formula="of:=[.E33]*16" office:value-type="float" office:value="6.0384712275231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Tensioner 2</text:p>
          </table:table-cell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formula="of:=SQRT(([.B35]-[.B34])^2+([.C35]-[.C34])^2)" office:value-type="float" office:value="15.2934830892116" calcext:value-type="float">
            <text:p>15.29</text:p>
          </table:table-cell>
          <table:table-cell table:style-name="ce17" table:formula="of:=[.D34]/64" office:value-type="float" office:value="0.238960673268931" calcext:value-type="float">
            <text:p>0.2390</text:p>
          </table:table-cell>
          <table:table-cell table:style-name="ce18" table:formula="of:=[.E34]*16" office:value-type="float" office:value="3.82337077230289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</table:table>
      <table:table table:name="Tension Method 1" table:style-name="ta1"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2">
          <table:table-cell table:style-name="ce9" office:value-type="string" calcext:value-type="string">
            <text:p>Belt Tension Calculation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0" office:value-type="string" calcext:value-type="string">
            <text:p>Max and Min Force to deflect belt <text:s/>1/64” per 1”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0" office:value-type="string" calcext:value-type="string">
            <text:p>Assumes Service Factor = 2.0</text:p>
          </table:table-cell>
          <table:table-cell table:style-name="ce1" table:number-columns-repeated="3"/>
          <table:table-cell table:number-columns-repeated="10"/>
        </table:table-row>
        <table:table-row table:style-name="ro3">
          <table:table-cell table:style-name="ce11" office:value-type="string" calcext:value-type="string">
            <text:p>Engine Speed</text:p>
          </table:table-cell>
          <table:table-cell table:style-name="ce11" office:value-type="string" calcext:value-type="string">
            <text:p>Engine Power</text:p>
          </table:table-cell>
          <table:table-cell table:style-name="ce11" office:value-type="string" calcext:value-type="string">
            <text:p>Max Force</text:p>
          </table:table-cell>
          <table:table-cell table:style-name="ce11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p</text:p>
          </table:table-cell>
          <table:table-cell table:number-columns-repeated="2" table:style-name="ce1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11" office:value-type="string" calcext:value-type="string">
            <text:p>Pulley</text:p>
          </table:table-cell>
          <table:table-cell table:style-name="ce11" office:value-type="string" calcext:value-type="string">
            <text:p>Diameter (in)</text:p>
          </table:table-cell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float" office:value="4.4114" calcext:value-type="float">
            <text:p>4.4114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" office:value-type="float" office:value="4.0102" calcext:value-type="float">
            <text:p>4.0102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0" table:default-cell-style-name="ce23"/>
        <table:table-column table:style-name="co10" table:default-cell-style-name="ce12"/>
        <table:table-column table:style-name="co10" table:number-columns-repeated="2" table:default-cell-style-name="ce15"/>
        <table:table-column table:style-name="co10" table:number-columns-repeated="2" table:default-cell-style-name="ce16"/>
        <table:table-column table:style-name="co11" table:default-cell-style-name="ce26"/>
        <table:table-column table:style-name="co12" table:default-cell-style-name="ce27"/>
        <table:table-column table:style-name="co12" table:default-cell-style-name="Default"/>
        <table:table-column table:style-name="co13" table:default-cell-style-name="ce16"/>
        <table:table-column table:style-name="co10" table:number-columns-repeated="2" table:default-cell-style-name="Default"/>
        <table:table-row table:style-name="ro1">
          <table:table-cell table:style-name="ce13" office:value-type="string" calcext:value-type="string">
            <text:p>Engine Conditions</text:p>
          </table:table-cell>
          <table:table-cell table:style-name="Default" table:number-columns-repeated="6"/>
          <table:table-cell table:style-name="ce8" office:value-type="string" calcext:value-type="string">
            <text:p>Slack Side Tension (N)</text:p>
          </table:table-cell>
          <table:table-cell/>
          <table:table-cell table:style-name="ce13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13" office:value-type="string" calcext:value-type="string">
            <text:p>rpm</text:p>
          </table:table-cell>
          <table:table-cell table:style-name="ce24" table:formula="of:=[.B2]*2*PI()/60" office:value-type="float" office:value="376.991118430775" calcext:value-type="float">
            <text:p>376.99</text:p>
          </table:table-cell>
          <table:table-cell table:style-name="ce13" office:value-type="string" calcext:value-type="string">
            <text:p>rad/s</text:p>
          </table:table-cell>
          <table:table-cell table:style-name="Default"/>
          <table:table-cell table:style-name="ce25" office:value-type="string" calcext:value-type="string">
            <text:p>Min</text:p>
          </table:table-cell>
          <table:table-cell table:style-name="ce16" table:formula="of:=0.1*MAX([.I8:.I13])" office:value-type="float" office:value="26.4784774428507" calcext:value-type="float">
            <text:p>26.48</text:p>
          </table:table-cell>
          <table:table-cell/>
          <table:table-cell table:style-name="ce25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13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25" office:value-type="string" calcext:value-type="string">
            <text:p>Max</text:p>
          </table:table-cell>
          <table:table-cell table:style-name="ce16" table:formula="of:=0.3*MAX([.I8:.I13])" office:value-type="float" office:value="79.435432328552" calcext:value-type="float">
            <text:p>79.44</text:p>
          </table:table-cell>
          <table:table-cell/>
          <table:table-cell table:style-name="ce25" office:value-type="string" calcext:value-type="string">
            <text:p>Force</text:p>
          </table:table-cell>
          <table:table-cell table:style-name="ce2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3"/>
          <table:table-cell table:style-name="Default" table:number-columns-repeated="5"/>
          <table:table-cell table:style-name="ce25" office:value-type="string" calcext:value-type="string">
            <text:p>Average</text:p>
          </table:table-cell>
          <table:table-cell table:style-name="ce16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8" office:value-type="string" calcext:value-type="string">
            <text:p>Diameter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pan (in)</text:p>
          </table:table-cell>
          <table:table-cell table:style-name="ce8" office:value-type="string" calcext:value-type="string">
            <text:p>Power (kW)</text:p>
          </table:table-cell>
          <table:table-cell table:style-name="ce8" office:value-type="string" calcext:value-type="string">
            <text:p>Pulley RPM</text:p>
          </table:table-cell>
          <table:table-cell table:style-name="ce8" office:value-type="string" calcext:value-type="string">
            <text:p>Torque (N-m)</text:p>
          </table:table-cell>
          <table:table-cell table:style-name="ce8" office:value-type="string" calcext:value-type="string">
            <text:p>Effective Tension (N)</text:p>
          </table:table-cell>
          <table:table-cell table:style-name="ce8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16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16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16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16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16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16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16"/>
          <table:table-cell table:style-name="ce17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6:32:28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5-04T07:03:03.409000000</dc:date>
    <dc:creator>Peter McCloud</dc:creator>
    <meta:editing-duration>P2DT12H46M53S</meta:editing-duration>
    <meta:editing-cycles>41</meta:editing-cycles>
    <meta:generator>LibreOffice/5.0.4.2$Windows_x86 LibreOffice_project/2b9802c1994aa0b7dc6079e128979269cf95bc78</meta:generator>
    <meta:document-statistic meta:table-count="3" meta:cell-count="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.C2:Coordinates.D2 Coordinates.A1:Coordinates.A1 Coordinates.C3:Coordinates.C12 Coordinates.B20:Coordinates.B26 Coordinates.B29:Coordinates.B35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chart:label-cell-address="Coordinates.A1:Coordinates.A1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chart:label-cell-address="Coordinates.A1:Coordinates.A1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chart:label-cell-address="Coordinates.A1:Coordinates.A1" chart:class="chart:scatter">
            <chart:domain table:cell-range-address="Coordinates.D8:Coordinates.D12"/>
            <chart:data-point chart:repeated="5"/>
          </chart:series>
          <chart:series chart:style-name="ch11" chart:values-cell-range-address="Coordinates.B20:Coordinates.B26" chart:class="chart:scatter">
            <chart:domain table:cell-range-address="Coordinates.C20:Coordinates.C26"/>
            <chart:data-point chart:repeated="7"/>
          </chart:series>
          <chart:series chart:style-name="ch12" chart:values-cell-range-address="Coordinates.B29:Coordinates.B35" chart:class="chart:scatter">
            <chart:domain table:cell-range-address="Coordinates.C29:Coordinates.C3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  <table:table-cell office:value-type="float" office:value="0">
                <text:p>0</text:p>
                <draw:g>
                  <svg:desc>Coordinates.C20:Coordinates.C26</svg:desc>
                </draw:g>
              </table:table-cell>
              <table:table-cell office:value-type="float" office:value="2.625">
                <text:p>2.625</text:p>
                <draw:g>
                  <svg:desc>Coordinates.B20:Coordinates.B26</svg:desc>
                </draw:g>
              </table:table-cell>
              <table:table-cell office:value-type="float" office:value="0">
                <text:p>0</text:p>
                <draw:g>
                  <svg:desc>Coordinates.C29:Coordinates.C35</svg:desc>
                </draw:g>
              </table:table-cell>
              <table:table-cell office:value-type="float" office:value="2.625">
                <text:p>2.625</text:p>
                <draw:g>
                  <svg:desc>Coordinates.B29:Coordinates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